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6.6931in" table:align="margins"/>
    </style:style>
    <style:style style:name="darktableshortcuts.A" style:family="table-column">
      <style:table-column-properties style:column-width="3.3465in" style:rel-column-width="32767*"/>
    </style:style>
    <style:style style:name="darktableshortcuts.B" style:family="table-column">
      <style:table-column-properties style:column-width="3.3465in" style:rel-column-width="32768*"/>
    </style:style>
    <style:style style:name="darktableshortcuts.A1" style:family="table-cell">
      <style:table-cell-properties fo:padding="0.0382in" fo:border-left="0.0007in solid #000000" fo:border-right="none" fo:border-top="0.0007in solid #000000" fo:border-bottom="0.0007in solid #000000"/>
    </style:style>
    <style:style style:name="darktableshortcuts.B1" style:family="table-cell">
      <style:table-cell-properties fo:padding="0.0382in" fo:border="0.0007in solid #000000"/>
    </style:style>
    <style:style style:name="darktableshortcuts.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rktableshortcuts.A3" style:family="table-cell">
      <style:table-cell-properties fo:padding="0.0382in" fo:border-left="0.0007in solid #000000" fo:border-right="none" fo:border-top="none" fo:border-bottom="0.0007in solid #000000"/>
    </style:style>
    <style:style style:name="darktableshortcuts.B3" style:family="table-cell">
      <style:table-cell-properties fo:padding="0.0382in" fo:border-left="0.0007in solid #000000" fo:border-right="0.0007in solid #000000" fo:border-top="none" fo:border-bottom="0.0007in solid #000000"/>
    </style:style>
    <style:style style:name="Table1" style:family="table">
      <style:table-properties style:width="6.6931in" fo:margin-top="0.1965in" fo:margin-bottom="0.1965in" table:align="center"/>
    </style:style>
    <style:style style:name="Table1.A" style:family="table-column">
      <style:table-column-properties style:column-width="1.5465in"/>
    </style:style>
    <style:style style:name="Table1.B" style:family="table-column">
      <style:table-column-properties style:column-width="5.1465in"/>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8" style:family="table">
      <style:table-properties style:width="6.6931in" fo:margin-top="0.1965in" fo:margin-bottom="0.1965in" table:align="center"/>
    </style:style>
    <style:style style:name="Table8.A" style:family="table-column">
      <style:table-column-properties style:column-width="1.5465in"/>
    </style:style>
    <style:style style:name="Table8.B" style:family="table-column">
      <style:table-column-properties style:column-width="5.1465in"/>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6931in" fo:margin-top="0.1965in" fo:margin-bottom="0.1965in" table:align="center"/>
    </style:style>
    <style:style style:name="Table7.A" style:family="table-column">
      <style:table-column-properties style:column-width="1.5465in"/>
    </style:style>
    <style:style style:name="Table7.B" style:family="table-column">
      <style:table-column-properties style:column-width="5.1465in"/>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3" style:family="table">
      <style:table-properties style:width="6.6931in" fo:margin-top="0.1965in" fo:margin-bottom="0.1965in" table:align="center"/>
    </style:style>
    <style:style style:name="Table13.A" style:family="table-column">
      <style:table-column-properties style:column-width="1.5465in"/>
    </style:style>
    <style:style style:name="Table13.B" style:family="table-column">
      <style:table-column-properties style:column-width="5.1465in"/>
    </style:style>
    <style:style style:name="Table13.A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6" style:family="table">
      <style:table-properties style:width="6.6931in" fo:margin-top="0.1965in" fo:margin-bottom="0.1965in" table:align="center"/>
    </style:style>
    <style:style style:name="Table6.A" style:family="table-column">
      <style:table-column-properties style:column-width="1.5465in"/>
    </style:style>
    <style:style style:name="Table6.B" style:family="table-column">
      <style:table-column-properties style:column-width="5.1465in"/>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 style:family="table">
      <style:table-properties style:width="6.691in" fo:margin-top="0.1965in" fo:margin-bottom="0.1965in" table:align="left"/>
    </style:style>
    <style:style style:name="Table2.A" style:family="table-column">
      <style:table-column-properties style:column-width="1.5465in"/>
    </style:style>
    <style:style style:name="Table2.B" style:family="table-column">
      <style:table-column-properties style:column-width="5.1444in"/>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center"/>
    </style:style>
    <style:style style:name="Table3.A" style:family="table-column">
      <style:table-column-properties style:column-width="1.5465in"/>
    </style:style>
    <style:style style:name="Table3.B" style:family="table-column">
      <style:table-column-properties style:column-width="5.1465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fo:margin-top="0.1965in" fo:margin-bottom="0.1965in" table:align="center"/>
    </style:style>
    <style:style style:name="Table4.A" style:family="table-column">
      <style:table-column-properties style:column-width="1.5465in"/>
    </style:style>
    <style:style style:name="Table4.B" style:family="table-column">
      <style:table-column-properties style:column-width="5.1465in"/>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2" style:family="table">
      <style:table-properties style:width="6.6931in" fo:margin-top="0.1965in" fo:margin-bottom="0.1965in" table:align="center"/>
    </style:style>
    <style:style style:name="Table12.A" style:family="table-column">
      <style:table-column-properties style:column-width="1.5465in"/>
    </style:style>
    <style:style style:name="Table12.B" style:family="table-column">
      <style:table-column-properties style:column-width="5.1465in"/>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5" style:family="table">
      <style:table-properties style:width="6.6931in" fo:margin-top="0.1965in" fo:margin-bottom="0.1965in" table:align="center"/>
    </style:style>
    <style:style style:name="Table5.A" style:family="table-column">
      <style:table-column-properties style:column-width="1.5465in"/>
    </style:style>
    <style:style style:name="Table5.B" style:family="table-column">
      <style:table-column-properties style:column-width="5.1465in"/>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5" style:family="table">
      <style:table-properties style:width="5.0701in" table:align="margins"/>
    </style:style>
    <style:style style:name="Table15.A" style:family="table-column">
      <style:table-column-properties style:column-width="1.2674in" style:rel-column-width="16383*"/>
    </style:style>
    <style:style style:name="Table15.D" style:family="table-column">
      <style:table-column-properties style:column-width="1.2681in" style:rel-column-width="16386*"/>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9" style:family="table">
      <style:table-properties style:width="6.6931in" fo:margin-top="0.1965in" fo:margin-bottom="0.1965in" table:align="center"/>
    </style:style>
    <style:style style:name="Table9.A" style:family="table-column">
      <style:table-column-properties style:column-width="1.5465in"/>
    </style:style>
    <style:style style:name="Table9.B" style:family="table-column">
      <style:table-column-properties style:column-width="5.1465in"/>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7" style:family="table">
      <style:table-properties style:width="6.6931in" fo:margin-top="0.1965in" fo:margin-bottom="0.1965in" table:align="center"/>
    </style:style>
    <style:style style:name="Table17.A" style:family="table-column">
      <style:table-column-properties style:column-width="1.5465in"/>
    </style:style>
    <style:style style:name="Table17.B" style:family="table-column">
      <style:table-column-properties style:column-width="5.1465in"/>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6.6931in" fo:margin-top="0.1965in" fo:margin-bottom="0.1965in" table:align="center"/>
    </style:style>
    <style:style style:name="Table10.A" style:family="table-column">
      <style:table-column-properties style:column-width="1.5465in"/>
    </style:style>
    <style:style style:name="Table10.B" style:family="table-column">
      <style:table-column-properties style:column-width="5.1465in"/>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31in" fo:margin-top="0.1965in" fo:margin-bottom="0.1965in" table:align="center"/>
    </style:style>
    <style:style style:name="Table11.A" style:family="table-column">
      <style:table-column-properties style:column-width="1.5465in"/>
    </style:style>
    <style:style style:name="Table11.B" style:family="table-column">
      <style:table-column-properties style:column-width="5.1465in"/>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6931in" fo:margin-top="0.1965in" fo:margin-bottom="0.1965in" table:align="center"/>
    </style:style>
    <style:style style:name="Table14.A" style:family="table-column">
      <style:table-column-properties style:column-width="1.5465in"/>
    </style:style>
    <style:style style:name="Table14.B" style:family="table-column">
      <style:table-column-properties style:column-width="5.1465in"/>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3" style:family="table">
      <style:table-properties style:width="6.6931in" fo:margin-top="0.1965in" fo:margin-bottom="0.1965in" table:align="center"/>
    </style:style>
    <style:style style:name="Table23.A" style:family="table-column">
      <style:table-column-properties style:column-width="1.5465in"/>
    </style:style>
    <style:style style:name="Table23.B" style:family="table-column">
      <style:table-column-properties style:column-width="5.1465in"/>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3.B3" style:family="table-cell">
      <style:table-cell-properties fo:padding="0.0382in" fo:border="none"/>
    </style:style>
    <style:style style:name="Table24" style:family="table">
      <style:table-properties style:width="6.6931in" fo:margin-top="0.1965in" fo:margin-bottom="0.1965in" table:align="center"/>
    </style:style>
    <style:style style:name="Table24.A" style:family="table-column">
      <style:table-column-properties style:column-width="1.5465in"/>
    </style:style>
    <style:style style:name="Table24.B" style:family="table-column">
      <style:table-column-properties style:column-width="5.1465in"/>
    </style:style>
    <style:style style:name="Table24.A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6931in" fo:margin-top="0.1965in" fo:margin-bottom="0.1965in" table:align="center"/>
    </style:style>
    <style:style style:name="Table25.A" style:family="table-column">
      <style:table-column-properties style:column-width="1.5465in"/>
    </style:style>
    <style:style style:name="Table25.B" style:family="table-column">
      <style:table-column-properties style:column-width="5.1465in"/>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6931in" fo:margin-top="0.1965in" fo:margin-bottom="0.1965in" table:align="center"/>
    </style:style>
    <style:style style:name="Table26.A" style:family="table-column">
      <style:table-column-properties style:column-width="1.5465in"/>
    </style:style>
    <style:style style:name="Table26.B" style:family="table-column">
      <style:table-column-properties style:column-width="5.1465in"/>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19" style:family="table">
      <style:table-properties style:width="6.6931in" fo:margin-top="0.1965in" fo:margin-bottom="0.1965in" table:align="center"/>
    </style:style>
    <style:style style:name="Table19.A" style:family="table-column">
      <style:table-column-properties style:column-width="1.5465in"/>
    </style:style>
    <style:style style:name="Table19.B" style:family="table-column">
      <style:table-column-properties style:column-width="5.1465in"/>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16" style:family="table">
      <style:table-properties style:width="6.6931in" fo:margin-top="0.1965in" fo:margin-bottom="0.1965in" table:align="center"/>
    </style:style>
    <style:style style:name="Table16.A" style:family="table-column">
      <style:table-column-properties style:column-width="1.5465in"/>
    </style:style>
    <style:style style:name="Table16.B" style:family="table-column">
      <style:table-column-properties style:column-width="5.1465in"/>
    </style:style>
    <style:style style:name="Table16.A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20" style:family="table">
      <style:table-properties style:width="6.6931in" fo:margin-top="0.1965in" fo:margin-bottom="0.1965in" table:align="center"/>
    </style:style>
    <style:style style:name="Table20.A" style:family="table-column">
      <style:table-column-properties style:column-width="1.5465in"/>
    </style:style>
    <style:style style:name="Table20.B" style:family="table-column">
      <style:table-column-properties style:column-width="5.1465in"/>
    </style:style>
    <style:style style:name="Table20.A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8" style:family="table">
      <style:table-properties style:width="6.6931in" fo:margin-top="0.1965in" fo:margin-bottom="0.1965in" table:align="center"/>
    </style:style>
    <style:style style:name="Table18.A" style:family="table-column">
      <style:table-column-properties style:column-width="1.5465in"/>
    </style:style>
    <style:style style:name="Table18.B" style:family="table-column">
      <style:table-column-properties style:column-width="5.1465in"/>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1" style:family="table">
      <style:table-properties style:width="6.6931in" fo:margin-top="0.1965in" fo:margin-bottom="0.1965in" table:align="center"/>
    </style:style>
    <style:style style:name="Table21.A" style:family="table-column">
      <style:table-column-properties style:column-width="1.5465in"/>
    </style:style>
    <style:style style:name="Table21.B" style:family="table-column">
      <style:table-column-properties style:column-width="5.1465in"/>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6931in" fo:margin-top="0.1965in" fo:margin-bottom="0.1965in" table:align="center"/>
    </style:style>
    <style:style style:name="Table22.A" style:family="table-column">
      <style:table-column-properties style:column-width="1.5465in"/>
    </style:style>
    <style:style style:name="Table22.B" style:family="table-column">
      <style:table-column-properties style:column-width="5.1465in"/>
    </style:style>
    <style:style style:name="Table22.A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7" style:family="table">
      <style:table-properties style:width="6.6931in" fo:margin-top="0.1965in" fo:margin-bottom="0.1965in" table:align="center"/>
    </style:style>
    <style:style style:name="Table27.A" style:family="table-column">
      <style:table-column-properties style:column-width="1.5465in"/>
    </style:style>
    <style:style style:name="Table27.B" style:family="table-column">
      <style:table-column-properties style:column-width="5.1465in"/>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6931in" fo:margin-top="0.1965in" fo:margin-bottom="0.1965in" table:align="center"/>
    </style:style>
    <style:style style:name="Table28.A" style:family="table-column">
      <style:table-column-properties style:column-width="1.5465in"/>
    </style:style>
    <style:style style:name="Table28.B" style:family="table-column">
      <style:table-column-properties style:column-width="5.1465in"/>
    </style:style>
    <style:style style:name="Table28.A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6931in" fo:margin-top="0.1965in" fo:margin-bottom="0.1965in" table:align="center"/>
    </style:style>
    <style:style style:name="Table29.A" style:family="table-column">
      <style:table-column-properties style:column-width="1.5465in"/>
    </style:style>
    <style:style style:name="Table29.B" style:family="table-column">
      <style:table-column-properties style:column-width="5.1465in"/>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start" style:justify-single-word="false"/>
      <style:text-properties fo:font-size="11pt"/>
    </style:style>
    <style:style style:name="P6" style:family="paragraph" style:parent-style-name="Table_20_Contents">
      <style:paragraph-properties fo:text-align="center" style:justify-single-word="false"/>
      <style:text-properties fo:font-size="11pt"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italic" fo:font-weight="normal" style:font-style-asian="italic" style:font-weight-asian="normal" style:font-style-complex="italic" style:font-weight-complex="normal"/>
    </style:style>
    <style:style style:name="P9" style:family="paragraph" style:parent-style-name="Darktable_20_heading_20_1">
      <style:paragraph-properties fo:break-before="page"/>
      <style:text-properties fo:font-weight="normal" style:font-weight-asian="normal" style:font-weight-complex="normal"/>
    </style:style>
    <style:style style:name="P10" style:family="paragraph" style:parent-style-name="Text_20_body">
      <style:text-properties fo:font-size="11pt" style:font-size-asian="11pt" style:font-size-complex="11pt"/>
    </style:style>
    <style:style style:name="P11" style:family="paragraph" style:parent-style-name="Text_20_body">
      <style:text-properties fo:font-size="11pt" fo:font-weight="bold" style:font-size-asian="11pt" style:font-weight-asian="bold" style:font-size-complex="11pt"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Darktable_20_text" style:list-style-name="L1"/>
    <style:style style:name="P14" style:family="paragraph" style:parent-style-name="Darktable_20_text">
      <style:text-properties fo:font-style="normal" fo:font-weight="normal" style:font-style-asian="normal" style:font-weight-asian="normal" style:font-style-complex="normal" style:font-weight-complex="normal"/>
    </style:style>
    <style:style style:name="P15" style:family="paragraph" style:parent-style-name="Darktable_20_text">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Darktable_20_text">
      <style:text-properties fo:font-size="11pt" style:font-size-asian="11pt" style:font-size-complex="11pt"/>
    </style:style>
    <style:style style:name="P17" style:family="paragraph" style:parent-style-name="Darktable_20_heading_20_2">
      <style:text-properties style:text-underline-style="solid" style:text-underline-width="auto" style:text-underline-color="font-color" fo:font-weight="bold" style:font-weight-asian="bold" style:font-weight-complex="bold"/>
    </style:style>
    <style:style style:name="P18"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p text:style-name="Text_20_body"/>
      <text:p text:style-name="Text_20_body"><text:soft-page-break/></text:p>
      <text:p text:style-name="Text_20_body"/>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P17"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ext:soft-page-break/>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679022518" text:style-name="L1">
              <text:list-item>
                <text:p text:style-name="P13">Camera white balance</text:p>
              </text:list-item>
              <text:list-item>
                <text:p text:style-name="P13">Spot</text:p>
              </text:list-item>
              <text:list-item>
                <text:p text:style-name="P13">Passthrough</text:p>
              </text:list-item>
              <text:list-item>
                <text:p text:style-name="P13">Daylight</text:p>
              </text:list-item>
              <text:list-item>
                <text:p text:style-name="P13">Shade</text:p>
              </text:list-item>
              <text:list-item>
                <text:p text:style-name="P13">Cloudy</text:p>
              </text:list-item>
              <text:list-item>
                <text:p text:style-name="P13">Tungsten</text:p>
              </text:list-item>
              <text:list-item>
                <text:p text:style-name="P13">White fluorescent</text:p>
              </text:list-item>
              <text:list-item>
                <text:p text:style-name="P13">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p text:style-name="Standard"/>
      <text:h text:style-name="P17"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5">AGFA 200X</text:p>
                </table:table-cell>
                <table:table-cell table:style-name="Table15.A2" office:value-type="string">
                  <text:p text:style-name="P6">0.18</text:p>
                </table:table-cell>
                <table:table-cell table:style-name="Table15.A2" office:value-type="string">
                  <text:p text:style-name="P6">0.41</text:p>
                </table:table-cell>
                <table:table-cell table:style-name="Table15.D2" office:value-type="string">
                  <text:p text:style-name="P6">0.41</text:p>
                </table:table-cell>
              </table:table-row>
              <table:table-row>
                <table:table-cell table:style-name="Table15.A2" office:value-type="string">
                  <text:p text:style-name="P5">Agfapan 25</text:p>
                </table:table-cell>
                <table:table-cell table:style-name="Table15.A2" office:value-type="string">
                  <text:p text:style-name="P6">0.25</text:p>
                </table:table-cell>
                <table:table-cell table:style-name="Table15.A2" office:value-type="string">
                  <text:p text:style-name="P6">0.39</text:p>
                </table:table-cell>
                <table:table-cell table:style-name="Table15.D2" office:value-type="string">
                  <text:p text:style-name="P6">0.36</text:p>
                </table:table-cell>
              </table:table-row>
              <table:table-row>
                <table:table-cell table:style-name="Table15.A2" office:value-type="string">
                  <text:p text:style-name="P5">Agfapan 100</text:p>
                </table:table-cell>
                <table:table-cell table:style-name="Table15.A2" office:value-type="string">
                  <text:p text:style-name="P6">0.21</text:p>
                </table:table-cell>
                <table:table-cell table:style-name="Table15.A2" office:value-type="string">
                  <text:p text:style-name="P6">0.40</text:p>
                </table:table-cell>
                <table:table-cell table:style-name="Table15.D2" office:value-type="string">
                  <text:p text:style-name="P6">0.39</text:p>
                </table:table-cell>
              </table:table-row>
              <table:table-row>
                <table:table-cell table:style-name="Table15.A2" office:value-type="string">
                  <text:p text:style-name="P5">Agfapan 400</text:p>
                </table:table-cell>
                <table:table-cell table:style-name="Table15.A2" office:value-type="string">
                  <text:p text:style-name="P6">0.20</text:p>
                </table:table-cell>
                <table:table-cell table:style-name="Table15.A2" office:value-type="string">
                  <text:p text:style-name="P6">0.41</text:p>
                </table:table-cell>
                <table:table-cell table:style-name="Table15.D2" office:value-type="string">
                  <text:p text:style-name="P6">0.39</text:p>
                </table:table-cell>
              </table:table-row>
              <table:table-row>
                <table:table-cell table:style-name="Table15.A2" office:value-type="string">
                  <text:p text:style-name="P5">Ilford Delta 100</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Ilford Delta 400</text:p>
                </table:table-cell>
                <table:table-cell table:style-name="Table15.A2" office:value-type="string">
                  <text:p text:style-name="P6">0.22</text:p>
                </table:table-cell>
                <table:table-cell table:style-name="Table15.A2" office:value-type="string">
                  <text:p text:style-name="P6">0.42</text:p>
                </table:table-cell>
                <table:table-cell table:style-name="Table15.D2" office:value-type="string">
                  <text:p text:style-name="P6">0.36</text:p>
                </table:table-cell>
              </table:table-row>
              <table:table-row>
                <table:table-cell table:style-name="Table15.A2" office:value-type="string">
                  <text:p text:style-name="P5">Ilford Delta 3200</text:p>
                </table:table-cell>
                <table:table-cell table:style-name="Table15.A2" office:value-type="string">
                  <text:p text:style-name="P6">0.31</text:p>
                </table:table-cell>
                <table:table-cell table:style-name="Table15.A2" office:value-type="string">
                  <text:p text:style-name="P6">0.36</text:p>
                </table:table-cell>
                <table:table-cell table:style-name="Table15.D2" office:value-type="string">
                  <text:p text:style-name="P6">0.33</text:p>
                </table:table-cell>
              </table:table-row>
              <table:table-row>
                <table:table-cell table:style-name="Table15.A2" office:value-type="string">
                  <text:p text:style-name="P5">Ilford FP4</text:p>
                </table:table-cell>
                <table:table-cell table:style-name="Table15.A2" office:value-type="string">
                  <text:p text:style-name="P6">0.28</text:p>
                </table:table-cell>
                <table:table-cell table:style-name="Table15.A2" office:value-type="string">
                  <text:p text:style-name="P6">0.41</text:p>
                </table:table-cell>
                <table:table-cell table:style-name="Table15.D2" office:value-type="string">
                  <text:p text:style-name="P6">0.31</text:p>
                </table:table-cell>
              </table:table-row>
              <table:table-row>
                <table:table-cell table:style-name="Table15.A2" office:value-type="string">
                  <text:p text:style-name="P5">Ilford HP5</text:p>
                </table:table-cell>
                <table:table-cell table:style-name="Table15.A2" office:value-type="string">
                  <text:p text:style-name="P6">0.23</text:p>
                </table:table-cell>
                <table:table-cell table:style-name="Table15.A2" office:value-type="string">
                  <text:p text:style-name="P6">0.37</text:p>
                </table:table-cell>
                <table:table-cell table:style-name="Table15.D2" office:value-type="string">
                  <text:p text:style-name="P6">0.40</text:p>
                </table:table-cell>
              </table:table-row>
              <table:table-row>
                <table:table-cell table:style-name="Table15.A2" office:value-type="string">
                  <text:p text:style-name="P5">Ilford Pan F</text:p>
                </table:table-cell>
                <table:table-cell table:style-name="Table15.A2" office:value-type="string">
                  <text:p text:style-name="P6">0.33</text:p>
                </table:table-cell>
                <table:table-cell table:style-name="Table15.A2" office:value-type="string">
                  <text:p text:style-name="P6">0.36</text:p>
                </table:table-cell>
                <table:table-cell table:style-name="Table15.D2" office:value-type="string">
                  <text:p text:style-name="P6">0.31</text:p>
                </table:table-cell>
              </table:table-row>
              <table:table-row>
                <table:table-cell table:style-name="Table15.A2" office:value-type="string">
                  <text:p text:style-name="P5">Ilford Sfx</text:p>
                </table:table-cell>
                <table:table-cell table:style-name="Table15.A2" office:value-type="string">
                  <text:p text:style-name="P6">0.36</text:p>
                </table:table-cell>
                <table:table-cell table:style-name="Table15.A2" office:value-type="string">
                  <text:p text:style-name="P6">0.31</text:p>
                </table:table-cell>
                <table:table-cell table:style-name="Table15.D2" office:value-type="string">
                  <text:p text:style-name="P6">0.33</text:p>
                </table:table-cell>
              </table:table-row>
              <table:table-row>
                <table:table-cell table:style-name="Table15.A2" office:value-type="string">
                  <text:p text:style-name="P5">Ilford XP2 Super</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Kodak T-Max 100</text:p>
                </table:table-cell>
                <table:table-cell table:style-name="Table15.A2" office:value-type="string">
                  <text:p text:style-name="P6">0.24</text:p>
                </table:table-cell>
                <table:table-cell table:style-name="Table15.A2" office:value-type="string">
                  <text:p text:style-name="P6">0.37</text:p>
                </table:table-cell>
                <table:table-cell table:style-name="Table15.D2" office:value-type="string">
                  <text:p text:style-name="P6">0.39</text:p>
                </table:table-cell>
              </table:table-row>
              <table:table-row>
                <table:table-cell table:style-name="Table15.A2" office:value-type="string">
                  <text:p text:style-name="P5">Kodak T-Max 400</text:p>
                </table:table-cell>
                <table:table-cell table:style-name="Table15.A2" office:value-type="string">
                  <text:p text:style-name="P6">0.27</text:p>
                </table:table-cell>
                <table:table-cell table:style-name="Table15.A2" office:value-type="string">
                  <text:p text:style-name="P6">0.36</text:p>
                </table:table-cell>
                <table:table-cell table:style-name="Table15.D2" office:value-type="string">
                  <text:p text:style-name="P6">0.37</text:p>
                </table:table-cell>
              </table:table-row>
              <table:table-row>
                <table:table-cell table:style-name="Table15.A2" office:value-type="string">
                  <text:p text:style-name="P5">Kodak Tri-X 400</text:p>
                </table:table-cell>
                <table:table-cell table:style-name="Table15.A2" office:value-type="string">
                  <text:p text:style-name="P6">0.25</text:p>
                </table:table-cell>
                <table:table-cell table:style-name="Table15.A2" office:value-type="string">
                  <text:p text:style-name="P6">0.35</text:p>
                </table:table-cell>
                <table:table-cell table:style-name="Table15.D2" office:value-type="string">
                  <text:p text:style-name="P6">0.40</text:p>
                </table:table-cell>
              </table:table-row>
              <table:table-row>
                <table:table-cell table:style-name="Table15.A2" office:value-type="string">
                  <text:p text:style-name="P5">Normal Contrast</text:p>
                </table:table-cell>
                <table:table-cell table:style-name="Table15.A2" office:value-type="string">
                  <text:p text:style-name="P6">0.43</text:p>
                </table:table-cell>
                <table:table-cell table:style-name="Table15.A2" office:value-type="string">
                  <text:p text:style-name="P6">0.33</text:p>
                </table:table-cell>
                <table:table-cell table:style-name="Table15.D2" office:value-type="string">
                  <text:p text:style-name="P6">0.30</text:p>
                </table:table-cell>
              </table:table-row>
              <table:table-row>
                <table:table-cell table:style-name="Table15.A2" office:value-type="string">
                  <text:p text:style-name="P5">High Contrast</text:p>
                </table:table-cell>
                <table:table-cell table:style-name="Table15.A2" office:value-type="string">
                  <text:p text:style-name="P6">0.40</text:p>
                </table:table-cell>
                <table:table-cell table:style-name="Table15.A2" office:value-type="string">
                  <text:p text:style-name="P6">0.34</text:p>
                </table:table-cell>
                <table:table-cell table:style-name="Table15.D2" office:value-type="string">
                  <text:p text:style-name="P6">0.60</text:p>
                </table:table-cell>
              </table:table-row>
              <table:table-row>
                <table:table-cell table:style-name="Table15.A2" office:value-type="string">
                  <text:p text:style-name="P5">Generic B&amp;W</text:p>
                </table:table-cell>
                <table:table-cell table:style-name="Table15.A2" office:value-type="string">
                  <text:p text:style-name="P6">0.24</text:p>
                </table:table-cell>
                <table:table-cell table:style-name="Table15.A2" office:value-type="string">
                  <text:p text:style-name="P6">0.68</text:p>
                </table:table-cell>
                <table:table-cell table:style-name="Table15.D2" office:value-type="string">
                  <text:p text:style-name="P6">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4">Use the saturation slider to modify the global saturation.</text:p>
            <text:p text:style-name="P4">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7">The horizontal axis represent the different values you can change. The vertical axis shows the changes you can make.</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4">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3">Linear</text:p>
            <text:p text:style-name="P4">Linear correction.</text:p>
            <text:p text:style-name="P3">Gamma</text:p>
            <text:p text:style-name="P4">Gamma correction.</text:p>
          </table:table-cell>
        </table:table-row>
      </table:table>
      <text:h text:style-name="P17"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ext:soft-page-break/>
        <table:table-row>
          <table:table-cell table:style-name="Table23.A2" office:value-type="string">
            <text:p text:style-name="Table_20_Heading">Usage</text:p>
          </table:table-cell>
          <table:table-cell table:style-name="Table23.B3" office:value-type="string">
            <text:p text:style-name="Darktable_20_text"><text:span text:style-name="Emphasis"><text:span text:style-name="T2">First, </text:span></text:span><text:span text:style-name="Emphasis"><text:span text:style-name="T2">choose</text:span></text:span><text:span text:style-name="Emphasis"><text:span text:style-name="T2"> what aspect ratio you want and </text:span></text:span><text:span text:style-name="Emphasis"><text:span text:style-name="T2">change</text:span></text:span><text:span text:style-name="Emphasis"><text:span text:style-name="T2"> the crop </text:span></text:span><text:span text:style-name="Emphasis"><text:span text:style-name="T2">boundaries</text:span></text:span><text:span text:style-name="Emphasis"><text:span text:style-name="T2"> </text:span></text:span><text:span text:style-name="Emphasis"><text:span text:style-name="T2">by dragging</text:span></text:span><text:span text:style-name="Emphasis"><text:span text:style-name="T2"> the</text:span></text:span><text:span text:style-name="Emphasis"><text:span text:style-name="T2"> border and corner handles. Use ctrl-x or the button </text:span></text:span><text:span text:style-name="Emphasis"><text:span text:style-name="T2">to the</text:span></text:span><text:span text:style-name="Emphasis"><text:span text:style-name="T2"> right </text:span></text:span><text:span text:style-name="Emphasis"><text:span text:style-name="T2">of</text:span></text:span><text:span text:style-name="Emphasis"><text:span text:style-name="T2"> the aspect box, to swap between portrait and landscape </text:span></text:span><text:span text:style-name="Emphasis"><text:span text:style-name="T2">mode</text:span></text:span><text:span text:style-name="Emphasis"><text:span text:style-name="T2"> </text:span></text:span><text:span text:style-name="Emphasis"><text:span text:style-name="T2">for</text:span></text:span><text:span text:style-name="Emphasis"><text:span text:style-name="T2"> the crop </text:span></text:span><text:span text:style-name="Emphasis"><text:span text:style-name="T2">selection</text:span></text:span><text:span text:style-name="Emphasis"><text:span text:style-name="T2">. You can move the crop </text:span></text:span><text:span text:style-name="Emphasis"><text:span text:style-name="T2">box</text:span></text:span><text:span text:style-name="Emphasis"><text:span text:style-name="T2"> </text:span></text:span><text:span text:style-name="Emphasis"><text:span text:style-name="T2">around</text:span></text:span><text:span text:style-name="Emphasis"><text:span text:style-name="T2"> by holding down </text:span></text:span><text:span text:style-name="Emphasis"><text:span text:style-name="T2">the</text:span></text:span><text:span text:style-name="Emphasis"><text:span text:style-name="T2"> left mouse button and mov</text:span></text:span><text:span text:style-name="Emphasis"><text:span text:style-name="T2">ing</text:span></text:span><text:span text:style-name="Emphasis"><text:span text:style-name="T2"> around. When you are done and want to </text:span></text:span><text:span text:style-name="Emphasis"><text:span text:style-name="T2">do</text:span></text:span><text:span text:style-name="Emphasis"><text:span text:style-name="T2"> the crop</text:span></text:span><text:span text:style-name="Emphasis"><text:span text:style-name="T2">p</text:span></text:span><text:span text:style-name="Emphasis"><text:span text:style-name="T2">ing</text:span></text:span><text:span text:style-name="Emphasis"><text:span text:style-name="T2">, hit </text:span></text:span><text:span text:style-name="Emphasis"><text:span text:style-name="T2">ENTER </text:span></text:span><text:span text:style-name="Emphasis"><text:span text:style-name="T2">or double click in the crop </text:span></text:span><text:span text:style-name="Emphasis"><text:span text:style-name="T2">box</text:span></text:span><text:span text:style-name="Emphasis"><text:span text:style-name="T2">. </text:span></text:span><text:span text:style-name="Emphasis"><text:span text:style-name="T2">(</text:span></text:span><text:span text:style-name="Emphasis"><text:span text:style-name="T2">TIP: </text:span></text:span><text:span text:style-name="Emphasis"><text:span text:style-name="T2">H</text:span></text:span><text:span text:style-name="Emphasis"><text:span text:style-name="T2">it "backspace" to reset the crop.</text:span></text:span><text:span text:style-name="Emphasis"><text:span text:style-name="T2">)</text:span></text:span><text:span text:style-name="Emphasis"><text:span text:style-name="T2">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7">Please visit the websites below to learn more about the unsharp mask:</text:p>
            <text:p text:style-name="P7"><text:a xlink:type="simple" xlink:href="http://www.cambridgeincolour.com/tutorials/unsharp-mask.htm">http://www.cambridgeincolour.com/tutorials/unsharp-mask.htm</text:a></text:p>
            <text:p text:style-name="P7"><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P8">Keep in mind that the tone-curve plug-in only works on the lightness channel.</text:p>
            <text:p text:style-name="P7">The horizontal axis is split in 5 zones thanks to 4 triangles. Those triangles have a constant vertical value, thus moving them modifies the curve so that their output <text:soft-page-break/>value is kept.</text:p>
            <text:p text:style-name="Text_20_body">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P7">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4">This plug-in applies the chromatic aberrations automatically, you only have to <text:soft-page-break/>enable it.</text:p>
          </table:table-cell>
        </table:table-row>
      </table:table>
      <text:h text:style-name="P17"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8" text:outline-level="5">Marker</text:h>
            <text:p text:style-name="P10">Choose the watermark you want to apply. If applicable, use the reload button next to the combo-box to repopulate the list with any newly added watermarks. </text:p>
            <text:p text:style-name="P11">Opacity</text:p>
            <text:p text:style-name="P10">Set the opacity of the watermark.</text:p>
            <text:p text:style-name="P11">Scale</text:p>
            <text:p text:style-name="P10">Scale the watermark (pixel independent).</text:p>
            <text:p text:style-name="P11">Alignment</text:p>
            <text:p text:style-name="P10">Use these controls to align the watermark to any edge or to the center of the picture.</text:p>
            <text:p text:style-name="P11">X offset</text:p>
            <text:p text:style-name="P10">Pixel-independent offset relative to the alignment on x-axis.</text:p>
            <text:p text:style-name="P11">Y offset</text:p>
            <text:p text:style-name="P10">Pixel-independent offset relative to the alignment on y-axis.</text:p>
            <text:p text:style-name="P15"/>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Split Toning</text:p>
          </table:table-cell>
          <table:covered-table-cell/>
        </table:table-row>
        <table:table-row>
          <table:table-cell table:style-name="Table18.A2" office:value-type="string">
            <text:p text:style-name="Table_20_Heading">Description</text:p>
          </table:table-cell>
          <table:table-cell table:style-name="Table18.B2" office:value-type="string">
            <text:p text:style-name="P16">The original way of split-toning creates a two color linear toning effect where the shadows and highlights are represented by two different colors.</text:p>
            <text:p text:style-name="P10">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10">The split-toning plug-in does not convert images to black and white and works nice on color images, so if you want to do traditional split-toning, then use the monochrome module to make the image black and white before playing around with the split-toning module. </text:p>
            <text:p text:style-name="P16"/>
          </table:table-cell>
        </table:table-row>
        <text:soft-page-break/>
        <table:table-row>
          <table:table-cell table:style-name="Table18.A2" office:value-type="string">
            <text:p text:style-name="Table_20_Heading">Usage</text:p>
          </table:table-cell>
          <table:table-cell table:style-name="Table18.B2" office:value-type="string">
            <text:h text:style-name="P18" text:outline-level="5">Shadows and Highlights color</text:h>
            <text:p text:style-name="P10">These controls are used to set the color of the split-toning effect. You can select the desired color and saturation for both shadows and highlights and you can also click on the color preview box to bring up a common color picker dialog.</text:p>
            <text:p text:style-name="P11">Balance</text:p>
            <text:p text:style-name="P10">The balance is presented as an ratio bar.(the default value is 50/50 which means that 50% of lightness range in the picture is used for shadow toning and the other 50% for highlight toning)</text:p>
            <text:p text:style-name="P11">Compression</text:p>
            <text:p text:style-name="P10">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ext:p text:style-name="P15"/>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 to create vignetting.</text:p>
          </table:table-cell>
        </table:table-row>
        <table:table-row>
          <table:table-cell table:style-name="Table21.A2" office:value-type="string">
            <text:p text:style-name="Table_20_Heading">Usage</text:p>
          </table:table-cell>
          <table:table-cell table:style-name="Table21.B2" office:value-type="string">
            <text:p text:style-name="Text_20_body"><text:span text:style-name="T3">The vignetting module has many settings to precisely tune the effect.</text:span></text:p>
            <text:p text:style-name="P12">Scale</text:p>
            <text:p text:style-name="Text_20_body">Change the radii of the vignetting beginning.</text:p>
            <text:p text:style-name="P12">Fall-off strength</text:p>
            <text:p text:style-name="Text_20_body">Change the progressiveness of the fall-off of the vignette.</text:p>
            <text:p text:style-name="P12">Strength</text:p>
            <text:p text:style-name="Text_20_body">Modify the strength of the effect.</text:p>
            <text:p text:style-name="P12">Uniformity</text:p>
            <text:p text:style-name="Text_20_body">Set the uniformity of the effect.</text:p>
            <text:p text:style-name="P12">B/s ratio</text:p>
            <text:p text:style-name="Text_20_body">Set the ratio of brightness and saturation the vignetting should apply on.</text:p>
            <text:p text:style-name="P12">Saturation</text:p>
            <text:p text:style-name="Text_20_body">Invert the effect of saturation. By default the vignetting desaturates at the corners. Using this button you can saturate it thus making the vignette lighter instead of darker.</text:p>
            <text:p text:style-name="P12">Fall-off</text:p>
            <text:p text:style-name="Text_20_body">Invert the effect of brightness. By default the vignetting darkens at the corners. Using this button you can brighten it.</text:p>
            <text:p text:style-name="P4"/>
          </table:table-cell>
        </table:table-row>
      </table:table>
      <text:p text:style-name="Text_20_body"/>
      <table:table table:name="Table22" table:style-name="Table22">
        <table:table-column table:style-name="Table22.A"/>
        <table:table-column table:style-name="Table22.B"/>
        <text:soft-page-break/>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Text_20_body"><text:span text:style-name="T3">The grain is processed on the L* channel from CIELAB.</text:span></text:p>
            <text:p text:style-name="P12">Coarseness</text:p>
            <text:p text:style-name="Text_20_body">Set the grain size, which has been scaled to simulate an ISO number(Keep in mind that ISO settings don't create a linear amount of grain, while this does).</text:p>
            <text:p text:style-name="P12">Strength</text:p>
            <text:p text:style-name="Text_20_body">Set the strength of the effect.</text:p>
            <text:p text:style-name="P4"/>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Text_20_body"><text:span text:style-name="T3">The module applies a Gaussian curve to the lightness, centered on a given lightness, with a given width in lightness.</text:span></text:p>
            <text:p text:style-name="P12">Exposure</text:p>
            <text:p text:style-name="Text_20_body">Set the fill-light exposure in [EV].</text:p>
            <text:p text:style-name="P12">Center</text:p>
            <text:p text:style-name="Text_20_body">Set the median lightness being impacted by the fill-light directly on the gray scale or by using the button on the right and then selecting an area on the picture.</text:p>
            <text:p text:style-name="P12">Width</text:p>
            <text:p text:style-name="Text_20_body">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28.A2" office:value-type="string">
            <text:p text:style-name="Table_20_Heading">Usage</text:p>
          </table:table-cell>
          <table:table-cell table:style-name="Table28.B2" office:value-type="string">
            <text:p text:style-name="P4">You can change the filter size by using the slider below the diagram or directly with mouse scrolling above it. <text:s/>And you can move it by just dragging the filter to the disired locatio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text:soft-page-break/>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ext:h text:style-name="P17" text:outline-level="3"/>
      <text:h text:style-name="P9"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6H38M54S</meta:editing-duration>
    <meta:editing-cycles>63</meta:editing-cycles>
    <meta:generator>LibreOffice/3.3$Linux LibreOffice_project/330m19$Build-301</meta:generator>
    <meta:initial-creator>Nicholas </meta:initial-creator>
    <dc:date>2011-07-06T17:56:28</dc:date>
    <dc:creator>Nicholas Manea</dc:creator>
    <meta:document-statistic meta:table-count="30" meta:image-count="0" meta:object-count="0" meta:page-count="13" meta:paragraph-count="422" meta:word-count="3029" meta:character-count="18148"/>
  </office:meta>
</office:document-meta>
</file>